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6cm" fo:margin-left="0.064cm" table:align="left"/>
    </style:style>
    <style:style style:name="Tableau1.A" style:family="table-column">
      <style:table-column-properties style:column-width="4.207cm"/>
    </style:style>
    <style:style style:name="Tableau1.B" style:family="table-column">
      <style:table-column-properties style:column-width="4.233cm"/>
    </style:style>
    <style:style style:name="Tableau1.C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none" fo:border-top="0.05pt solid #000000" fo:border-bottom="0.05pt solid #000000"/>
    </style:style>
    <style:style style:name="Tableau1.D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none" fo:border-top="none" fo:border-bottom="0.05pt solid #000000"/>
    </style:style>
    <style:style style:name="Tableau1.D2" style:family="table-cell">
      <style:table-cell-properties fo:padding="0.097cm" fo:border-left="none" fo:border-right="0.05pt solid #000000" fo:border-top="none" fo:border-bottom="0.05pt solid #000000"/>
    </style:style>
    <style:style style:name="Tableau1.13" style:family="table-row">
      <style:table-row-properties style:min-row-height="0.757cm"/>
    </style:style>
    <style:style style:name="P1" style:family="paragraph" style:parent-style-name="Standard">
      <style:text-properties officeooo:rsid="00107c10" officeooo:paragraph-rsid="00107c10"/>
    </style:style>
    <style:style style:name="P2" style:family="paragraph" style:parent-style-name="Standard">
      <style:text-properties officeooo:rsid="00126785" officeooo:paragraph-rsid="00126785"/>
    </style:style>
    <style:style style:name="P3" style:family="paragraph" style:parent-style-name="Standard">
      <style:text-properties officeooo:rsid="00138852" officeooo:paragraph-rsid="00138852"/>
    </style:style>
    <style:style style:name="P4" style:family="paragraph" style:parent-style-name="Standard">
      <style:text-properties officeooo:rsid="001529ae" officeooo:paragraph-rsid="001529ae"/>
    </style:style>
    <style:style style:name="P5" style:family="paragraph" style:parent-style-name="Standard">
      <style:text-properties officeooo:rsid="00126785" officeooo:paragraph-rsid="00126785" fo:background-color="#ffff00"/>
    </style:style>
    <style:style style:name="P6" style:family="paragraph" style:parent-style-name="Standard">
      <style:text-properties officeooo:rsid="001529ae" officeooo:paragraph-rsid="001529ae" fo:background-color="#ffff00"/>
    </style:style>
    <style:style style:name="P7" style:family="paragraph" style:parent-style-name="Standard">
      <style:text-properties officeooo:rsid="0017214a" officeooo:paragraph-rsid="0017214a"/>
    </style:style>
    <style:style style:name="P8" style:family="paragraph" style:parent-style-name="Standard">
      <style:text-properties officeooo:rsid="00178f5a" officeooo:paragraph-rsid="00178f5a"/>
    </style:style>
    <style:style style:name="P9" style:family="paragraph" style:parent-style-name="Standard">
      <style:text-properties officeooo:rsid="0017fc10" officeooo:paragraph-rsid="0017fc10"/>
    </style:style>
    <style:style style:name="P10" style:family="paragraph" style:parent-style-name="Standard">
      <style:text-properties officeooo:rsid="001936cc" officeooo:paragraph-rsid="001936cc"/>
    </style:style>
    <style:style style:name="P11" style:family="paragraph" style:parent-style-name="Standard">
      <style:text-properties officeooo:rsid="001a1e8d" officeooo:paragraph-rsid="001a1e8d"/>
    </style:style>
    <style:style style:name="P12" style:family="paragraph" style:parent-style-name="Standard">
      <style:text-properties officeooo:rsid="001bb599" officeooo:paragraph-rsid="001bb599"/>
    </style:style>
    <style:style style:name="P13" style:family="paragraph" style:parent-style-name="Standard">
      <style:text-properties officeooo:rsid="00204519" officeooo:paragraph-rsid="00204519"/>
    </style:style>
    <style:style style:name="P14" style:family="paragraph" style:parent-style-name="Standard">
      <style:text-properties officeooo:rsid="0022ddb1" officeooo:paragraph-rsid="0022ddb1"/>
    </style:style>
    <style:style style:name="P15" style:family="paragraph" style:parent-style-name="Standard">
      <style:text-properties officeooo:rsid="00107c10" officeooo:paragraph-rsid="00107c10" fo:background-color="#00ff00"/>
    </style:style>
    <style:style style:name="P16" style:family="paragraph" style:parent-style-name="Standard">
      <style:text-properties officeooo:rsid="00126785" officeooo:paragraph-rsid="00126785" fo:background-color="#00ff00"/>
    </style:style>
    <style:style style:name="P17" style:family="paragraph" style:parent-style-name="Standard">
      <style:text-properties officeooo:rsid="00138852" officeooo:paragraph-rsid="00138852" fo:background-color="#00ff00"/>
    </style:style>
    <style:style style:name="P18" style:family="paragraph" style:parent-style-name="Standard">
      <style:text-properties officeooo:rsid="0017fc10" officeooo:paragraph-rsid="0017fc10" fo:background-color="#00ff00"/>
    </style:style>
    <style:style style:name="P19" style:family="paragraph" style:parent-style-name="Standard">
      <style:text-properties officeooo:rsid="003586ef" officeooo:paragraph-rsid="003586ef" fo:background-color="#00ff00"/>
    </style:style>
    <style:style style:name="P20" style:family="paragraph" style:parent-style-name="Standard">
      <style:text-properties officeooo:rsid="001529ae" officeooo:paragraph-rsid="001529ae" fo:background-color="#00ff00"/>
    </style:style>
    <style:style style:name="P21" style:family="paragraph" style:parent-style-name="Standard">
      <style:text-properties officeooo:rsid="0017214a" officeooo:paragraph-rsid="0017214a" fo:background-color="#00ff00"/>
    </style:style>
    <style:style style:name="P22" style:family="paragraph" style:parent-style-name="Standard">
      <style:text-properties officeooo:rsid="00178f5a" officeooo:paragraph-rsid="00178f5a" fo:background-color="#00ff00"/>
    </style:style>
    <style:style style:name="P23" style:family="paragraph" style:parent-style-name="Standard">
      <style:text-properties officeooo:rsid="001a1e8d" officeooo:paragraph-rsid="001a1e8d" fo:background-color="#00ff00"/>
    </style:style>
    <style:style style:name="P24" style:family="paragraph" style:parent-style-name="Standard">
      <style:text-properties officeooo:rsid="0023d0f5" officeooo:paragraph-rsid="0023d0f5"/>
    </style:style>
    <style:style style:name="P25" style:family="paragraph" style:parent-style-name="Standard">
      <style:text-properties officeooo:rsid="0024a0de" officeooo:paragraph-rsid="0024a0de"/>
    </style:style>
    <style:style style:name="P26" style:family="paragraph" style:parent-style-name="Title">
      <style:text-properties officeooo:rsid="0048e825" officeooo:paragraph-rsid="0048e825"/>
    </style:style>
    <style:style style:name="P27" style:family="paragraph" style:parent-style-name="Title">
      <style:text-properties officeooo:rsid="00496aaa" officeooo:paragraph-rsid="00496aaa"/>
    </style:style>
    <style:style style:name="P28" style:family="paragraph" style:parent-style-name="Text_20_body">
      <style:text-properties officeooo:rsid="001a1e8d" officeooo:paragraph-rsid="001a1e8d"/>
    </style:style>
    <style:style style:name="P29" style:family="paragraph" style:parent-style-name="Text_20_body">
      <style:text-properties officeooo:rsid="001d181e" officeooo:paragraph-rsid="0048e825"/>
    </style:style>
    <style:style style:name="P30" style:family="paragraph" style:parent-style-name="Text_20_body">
      <style:text-properties officeooo:rsid="001d40fd" officeooo:paragraph-rsid="0048e825"/>
    </style:style>
    <style:style style:name="P31" style:family="paragraph" style:parent-style-name="Text_20_body">
      <style:text-properties officeooo:rsid="0024a0de" officeooo:paragraph-rsid="0048e825"/>
    </style:style>
    <style:style style:name="P32" style:family="paragraph" style:parent-style-name="Text_20_body">
      <style:text-properties officeooo:rsid="002824af" officeooo:paragraph-rsid="0048e825"/>
    </style:style>
    <style:style style:name="P33" style:family="paragraph" style:parent-style-name="Text_20_body">
      <style:text-properties officeooo:rsid="0028f95d" officeooo:paragraph-rsid="0048e825"/>
    </style:style>
    <style:style style:name="P34" style:family="paragraph" style:parent-style-name="Text_20_body">
      <style:text-properties fo:font-weight="normal" officeooo:rsid="00553657" officeooo:paragraph-rsid="00553657" style:font-weight-asian="normal" style:font-weight-complex="normal"/>
    </style:style>
    <style:style style:name="P35" style:family="paragraph" style:parent-style-name="Text_20_body">
      <style:text-properties officeooo:rsid="003586ef" officeooo:paragraph-rsid="0048e825"/>
    </style:style>
    <style:style style:name="P36" style:family="paragraph" style:parent-style-name="Text_20_body">
      <style:text-properties officeooo:rsid="0043d553" officeooo:paragraph-rsid="0048e825"/>
    </style:style>
    <style:style style:name="P37" style:family="paragraph" style:parent-style-name="Text_20_body">
      <style:text-properties officeooo:rsid="0048e825" officeooo:paragraph-rsid="0048e825"/>
    </style:style>
    <style:style style:name="P38" style:family="paragraph" style:parent-style-name="Text_20_body">
      <style:text-properties officeooo:rsid="0049c65c" officeooo:paragraph-rsid="0049c65c"/>
    </style:style>
    <style:style style:name="P39" style:family="paragraph" style:parent-style-name="Text_20_body">
      <style:text-properties officeooo:rsid="0051d479" officeooo:paragraph-rsid="0051d479"/>
    </style:style>
    <style:style style:name="P40" style:family="paragraph" style:parent-style-name="Text_20_body">
      <style:text-properties officeooo:rsid="0053add8" officeooo:paragraph-rsid="0053add8"/>
    </style:style>
    <style:style style:name="P41" style:family="paragraph" style:parent-style-name="Text_20_body">
      <style:text-properties officeooo:rsid="00553657" officeooo:paragraph-rsid="00553657"/>
    </style:style>
    <style:style style:name="P42" style:family="paragraph" style:parent-style-name="Text_20_body">
      <style:text-properties officeooo:rsid="005694bb" officeooo:paragraph-rsid="005694bb"/>
    </style:style>
    <style:style style:name="P43" style:family="paragraph" style:parent-style-name="Text_20_body">
      <style:text-properties officeooo:rsid="0057d4eb" officeooo:paragraph-rsid="0057d4eb"/>
    </style:style>
    <style:style style:name="P44" style:family="paragraph" style:parent-style-name="Text_20_body">
      <style:text-properties officeooo:rsid="00584556" officeooo:paragraph-rsid="00584556"/>
    </style:style>
    <style:style style:name="P45" style:family="paragraph" style:parent-style-name="Text_20_body">
      <style:text-properties officeooo:rsid="0059fbc4" officeooo:paragraph-rsid="0059fbc4"/>
    </style:style>
    <style:style style:name="P46" style:family="paragraph" style:parent-style-name="Heading_20_1">
      <style:text-properties officeooo:rsid="001a1e8d" officeooo:paragraph-rsid="001a1e8d"/>
    </style:style>
    <style:style style:name="P47" style:family="paragraph" style:parent-style-name="Heading_20_1">
      <style:text-properties officeooo:rsid="001a1e8d" officeooo:paragraph-rsid="0048e825"/>
    </style:style>
    <style:style style:name="P48" style:family="paragraph" style:parent-style-name="Heading_20_1">
      <style:text-properties officeooo:rsid="001d181e" officeooo:paragraph-rsid="0048e825"/>
    </style:style>
    <style:style style:name="P49" style:family="paragraph" style:parent-style-name="Heading_20_1">
      <style:text-properties officeooo:rsid="001d40fd" officeooo:paragraph-rsid="0048e825"/>
    </style:style>
    <style:style style:name="P50" style:family="paragraph" style:parent-style-name="Heading_20_1">
      <style:text-properties officeooo:rsid="001d40fd" officeooo:paragraph-rsid="0049a25a"/>
    </style:style>
    <style:style style:name="P51" style:family="paragraph" style:parent-style-name="Heading_20_1">
      <style:text-properties officeooo:rsid="001d40fd" officeooo:paragraph-rsid="00668487"/>
    </style:style>
    <style:style style:name="P52" style:family="paragraph" style:parent-style-name="Heading_20_1">
      <style:text-properties officeooo:rsid="002824af" officeooo:paragraph-rsid="0048e825"/>
    </style:style>
    <style:style style:name="P53" style:family="paragraph" style:parent-style-name="Heading_20_1">
      <style:text-properties fo:font-weight="bold" officeooo:rsid="002a4d7d" officeooo:paragraph-rsid="0048e825" style:font-weight-asian="bold" style:font-weight-complex="bold"/>
    </style:style>
    <style:style style:name="P54" style:family="paragraph" style:parent-style-name="Heading_20_1">
      <style:text-properties officeooo:rsid="002a4d7d" officeooo:paragraph-rsid="0048e825"/>
    </style:style>
    <style:style style:name="P55" style:family="paragraph" style:parent-style-name="Heading_20_1">
      <style:text-properties officeooo:rsid="002a4d7d" officeooo:paragraph-rsid="006160c2"/>
    </style:style>
    <style:style style:name="P56" style:family="paragraph" style:parent-style-name="Heading_20_1">
      <style:text-properties officeooo:rsid="0036188c" officeooo:paragraph-rsid="0048e825"/>
    </style:style>
    <style:style style:name="P57" style:family="paragraph" style:parent-style-name="Heading_20_1">
      <style:text-properties officeooo:rsid="003c65b3" officeooo:paragraph-rsid="0048e825"/>
    </style:style>
    <style:style style:name="P58" style:family="paragraph" style:parent-style-name="Heading_20_1">
      <style:text-properties officeooo:rsid="0028f95d" officeooo:paragraph-rsid="0048e825"/>
    </style:style>
    <style:style style:name="P59" style:family="paragraph" style:parent-style-name="Heading_20_1">
      <style:text-properties officeooo:rsid="0024a0de" officeooo:paragraph-rsid="0048e825"/>
    </style:style>
    <style:style style:name="P60" style:family="paragraph" style:parent-style-name="Heading_20_1">
      <style:text-properties officeooo:rsid="0024a0de" officeooo:paragraph-rsid="00496aaa"/>
    </style:style>
    <style:style style:name="P61" style:family="paragraph" style:parent-style-name="Heading_20_1">
      <style:text-properties officeooo:rsid="002728bb" officeooo:paragraph-rsid="0048e825"/>
    </style:style>
    <style:style style:name="P62" style:family="paragraph" style:parent-style-name="Heading_20_1">
      <style:text-properties officeooo:rsid="001bb599" officeooo:paragraph-rsid="00496aaa"/>
    </style:style>
    <style:style style:name="P63" style:family="paragraph" style:parent-style-name="Heading_20_1">
      <style:text-properties officeooo:rsid="0057d4eb" officeooo:paragraph-rsid="0049a25a"/>
    </style:style>
    <style:style style:name="P64" style:family="paragraph" style:parent-style-name="Heading_20_1">
      <style:text-properties officeooo:rsid="002b8d73" officeooo:paragraph-rsid="0064333d"/>
    </style:style>
    <style:style style:name="P65" style:family="paragraph" style:parent-style-name="Heading_20_1">
      <style:text-properties officeooo:rsid="002b8d73" officeooo:paragraph-rsid="0065a14f"/>
    </style:style>
    <style:style style:name="P66" style:family="paragraph" style:parent-style-name="Heading_20_1">
      <style:text-properties officeooo:rsid="004f6b7d" officeooo:paragraph-rsid="0049a25a"/>
    </style:style>
    <style:style style:name="P67" style:family="paragraph" style:parent-style-name="Heading_20_1">
      <style:text-properties officeooo:rsid="002e6f72" officeooo:paragraph-rsid="00496aaa"/>
    </style:style>
    <style:style style:name="P68" style:family="paragraph" style:parent-style-name="Heading_20_1">
      <style:text-properties officeooo:rsid="006c12b6" officeooo:paragraph-rsid="006c12b6"/>
    </style:style>
    <style:style style:name="P69" style:family="paragraph" style:parent-style-name="Heading_20_1">
      <style:text-properties officeooo:rsid="00706cc5" officeooo:paragraph-rsid="00706cc5"/>
    </style:style>
    <style:style style:name="P70" style:family="paragraph" style:parent-style-name="Standard">
      <style:text-properties officeooo:rsid="00107c10" officeooo:paragraph-rsid="00107c10" fo:background-color="#7fff00"/>
    </style:style>
    <style:style style:name="P71" style:family="paragraph" style:parent-style-name="Standard">
      <style:text-properties officeooo:rsid="00138852" officeooo:paragraph-rsid="00138852" fo:background-color="#7fff00"/>
    </style:style>
    <style:style style:name="P72" style:family="paragraph" style:parent-style-name="Standard">
      <style:text-properties officeooo:rsid="00126785" officeooo:paragraph-rsid="00126785" fo:background-color="#7fff00"/>
    </style:style>
    <style:style style:name="P73" style:family="paragraph" style:parent-style-name="Standard">
      <style:text-properties officeooo:rsid="00126785" officeooo:paragraph-rsid="005fe545"/>
    </style:style>
    <style:style style:name="P74" style:family="paragraph" style:parent-style-name="Text_20_body" style:list-style-name="L1">
      <style:text-properties officeooo:rsid="001a1e8d" officeooo:paragraph-rsid="001a1e8d"/>
    </style:style>
    <style:style style:name="P75" style:family="paragraph" style:parent-style-name="Text_20_body" style:list-style-name="L1">
      <style:text-properties officeooo:rsid="001a1e8d" officeooo:paragraph-rsid="0048e825"/>
    </style:style>
    <style:style style:name="P76" style:family="paragraph" style:parent-style-name="Text_20_body" style:list-style-name="L2">
      <style:text-properties officeooo:rsid="001d181e" officeooo:paragraph-rsid="0048e825"/>
    </style:style>
    <style:style style:name="P77" style:family="paragraph" style:parent-style-name="Text_20_body" style:list-style-name="L3">
      <style:text-properties officeooo:rsid="001d40fd" officeooo:paragraph-rsid="0048e825"/>
    </style:style>
    <style:style style:name="P78" style:family="paragraph" style:parent-style-name="Text_20_body" style:list-style-name="L17">
      <style:text-properties officeooo:rsid="001d40fd" officeooo:paragraph-rsid="0049a25a"/>
    </style:style>
    <style:style style:name="P79" style:family="paragraph" style:parent-style-name="Text_20_body">
      <style:text-properties officeooo:rsid="001d40fd" officeooo:paragraph-rsid="0049a25a"/>
    </style:style>
    <style:style style:name="P80" style:family="paragraph" style:parent-style-name="Text_20_body" style:list-style-name="L4">
      <style:text-properties officeooo:rsid="002824af" officeooo:paragraph-rsid="0048e825"/>
    </style:style>
    <style:style style:name="P81" style:family="paragraph" style:parent-style-name="Text_20_body" style:list-style-name="L13">
      <style:text-properties officeooo:rsid="002824af" officeooo:paragraph-rsid="0048e825"/>
    </style:style>
    <style:style style:name="P82" style:family="paragraph" style:parent-style-name="Text_20_body" style:list-style-name="L4">
      <style:text-properties officeooo:rsid="003b424c" officeooo:paragraph-rsid="0048e825"/>
    </style:style>
    <style:style style:name="P83" style:family="paragraph" style:parent-style-name="Text_20_body" style:list-style-name="L5">
      <style:text-properties fo:font-weight="normal" officeooo:rsid="00320926" officeooo:paragraph-rsid="0048e825" style:font-weight-asian="normal" style:font-weight-complex="normal"/>
    </style:style>
    <style:style style:name="P84" style:family="paragraph" style:parent-style-name="Text_20_body" style:list-style-name="L5">
      <style:text-properties fo:font-weight="normal" officeooo:rsid="00326beb" officeooo:paragraph-rsid="0048e825" style:font-weight-asian="normal" style:font-weight-complex="normal"/>
    </style:style>
    <style:style style:name="P85" style:family="paragraph" style:parent-style-name="Text_20_body" style:list-style-name="L6">
      <style:text-properties officeooo:rsid="00326beb" officeooo:paragraph-rsid="0048e825"/>
    </style:style>
    <style:style style:name="P86" style:family="paragraph" style:parent-style-name="Text_20_body" style:list-style-name="L6">
      <style:text-properties officeooo:rsid="00379d92" officeooo:paragraph-rsid="0048e825"/>
    </style:style>
    <style:style style:name="P87" style:family="paragraph" style:parent-style-name="Text_20_body" style:list-style-name="L6">
      <style:text-properties officeooo:rsid="003586ef" officeooo:paragraph-rsid="0048e825"/>
    </style:style>
    <style:style style:name="P88" style:family="paragraph" style:parent-style-name="Text_20_body" style:list-style-name="L7">
      <style:text-properties officeooo:rsid="003586ef" officeooo:paragraph-rsid="0048e825"/>
    </style:style>
    <style:style style:name="P89" style:family="paragraph" style:parent-style-name="Text_20_body" style:list-style-name="L6">
      <style:text-properties officeooo:rsid="0036188c" officeooo:paragraph-rsid="0048e825"/>
    </style:style>
    <style:style style:name="P90" style:family="paragraph" style:parent-style-name="Text_20_body" style:list-style-name="L7">
      <style:text-properties officeooo:rsid="0036188c" officeooo:paragraph-rsid="0048e825"/>
    </style:style>
    <style:style style:name="P91" style:family="paragraph" style:parent-style-name="Text_20_body" style:list-style-name="L7">
      <style:text-properties officeooo:rsid="0038ffa8" officeooo:paragraph-rsid="0048e825"/>
    </style:style>
    <style:style style:name="P92" style:family="paragraph" style:parent-style-name="Text_20_body" style:list-style-name="L8">
      <style:text-properties officeooo:rsid="003a3fcf" officeooo:paragraph-rsid="0048e825"/>
    </style:style>
    <style:style style:name="P93" style:family="paragraph" style:parent-style-name="Text_20_body" style:list-style-name="L8">
      <style:text-properties officeooo:rsid="003a4abf" officeooo:paragraph-rsid="0048e825"/>
    </style:style>
    <style:style style:name="P94" style:family="paragraph" style:parent-style-name="Text_20_body" style:list-style-name="L9">
      <style:text-properties officeooo:rsid="003c65b3" officeooo:paragraph-rsid="0048e825"/>
    </style:style>
    <style:style style:name="P95" style:family="paragraph" style:parent-style-name="Text_20_body" style:list-style-name="L16">
      <style:text-properties officeooo:rsid="003c65b3" officeooo:paragraph-rsid="0048e825"/>
    </style:style>
    <style:style style:name="P96" style:family="paragraph" style:parent-style-name="Text_20_body" style:list-style-name="L10">
      <style:text-properties officeooo:rsid="0028f95d" officeooo:paragraph-rsid="0048e825"/>
    </style:style>
    <style:style style:name="P97" style:family="paragraph" style:parent-style-name="Text_20_body" style:list-style-name="L11">
      <style:text-properties officeooo:rsid="0024a0de" officeooo:paragraph-rsid="0048e825"/>
    </style:style>
    <style:style style:name="P98" style:family="paragraph" style:parent-style-name="Text_20_body" style:list-style-name="L12">
      <style:text-properties officeooo:rsid="0024a0de" officeooo:paragraph-rsid="0048e825"/>
    </style:style>
    <style:style style:name="P99" style:family="paragraph" style:parent-style-name="Text_20_body" style:list-style-name="L12">
      <style:text-properties officeooo:rsid="0024a0de" officeooo:paragraph-rsid="00496aaa"/>
    </style:style>
    <style:style style:name="P100" style:family="paragraph" style:parent-style-name="Text_20_body">
      <style:text-properties officeooo:rsid="0024a0de" officeooo:paragraph-rsid="00496aaa"/>
    </style:style>
    <style:style style:name="P101" style:family="paragraph" style:parent-style-name="Text_20_body" style:list-style-name="L12">
      <style:text-properties officeooo:paragraph-rsid="0048e825"/>
    </style:style>
    <style:style style:name="P102" style:family="paragraph" style:parent-style-name="Text_20_body" style:list-style-name="L12">
      <style:text-properties officeooo:rsid="002728bb" officeooo:paragraph-rsid="0048e825"/>
    </style:style>
    <style:style style:name="P103" style:family="paragraph" style:parent-style-name="Text_20_body" style:list-style-name="L12">
      <style:text-properties officeooo:rsid="001bb599" officeooo:paragraph-rsid="00496aaa"/>
    </style:style>
    <style:style style:name="P104" style:family="paragraph" style:parent-style-name="Text_20_body" style:list-style-name="L14">
      <style:text-properties officeooo:rsid="0049c65c" officeooo:paragraph-rsid="0049d9b6"/>
    </style:style>
    <style:style style:name="P105" style:family="paragraph" style:parent-style-name="Text_20_body" style:list-style-name="L14">
      <style:text-properties officeooo:rsid="0049c65c" officeooo:paragraph-rsid="0049c65c"/>
    </style:style>
    <style:style style:name="P106" style:family="paragraph" style:parent-style-name="Text_20_body" style:list-style-name="L18">
      <style:text-properties officeooo:rsid="0049c65c" officeooo:paragraph-rsid="004f6b7d"/>
    </style:style>
    <style:style style:name="P107" style:family="paragraph" style:parent-style-name="Text_20_body" style:list-style-name="L18">
      <style:text-properties officeooo:rsid="0049c65c" officeooo:paragraph-rsid="006f371e"/>
    </style:style>
    <style:style style:name="P108" style:family="paragraph" style:parent-style-name="Text_20_body" style:list-style-name="L19">
      <style:text-properties officeooo:rsid="0049c65c" officeooo:paragraph-rsid="004f6b7d"/>
    </style:style>
    <style:style style:name="P109" style:family="paragraph" style:parent-style-name="Text_20_body" style:list-style-name="L19">
      <style:text-properties officeooo:rsid="0049c65c" officeooo:paragraph-rsid="0049c65c"/>
    </style:style>
    <style:style style:name="P110" style:family="paragraph" style:parent-style-name="Text_20_body">
      <style:text-properties officeooo:rsid="0049c65c" officeooo:paragraph-rsid="0049c65c"/>
    </style:style>
    <style:style style:name="P111" style:family="paragraph" style:parent-style-name="Text_20_body" style:list-style-name="L14">
      <style:text-properties officeooo:rsid="0049d9b6" officeooo:paragraph-rsid="0049d9b6"/>
    </style:style>
    <style:style style:name="P112" style:family="paragraph" style:parent-style-name="Text_20_body" style:list-style-name="L18">
      <style:text-properties officeooo:rsid="0049d9b6" officeooo:paragraph-rsid="006f371e"/>
    </style:style>
    <style:style style:name="P113" style:family="paragraph" style:parent-style-name="Text_20_body" style:list-style-name="L19">
      <style:text-properties officeooo:rsid="0049d9b6" officeooo:paragraph-rsid="0049d9b6"/>
    </style:style>
    <style:style style:name="P114" style:family="paragraph" style:parent-style-name="Text_20_body" style:list-style-name="L19">
      <style:text-properties officeooo:rsid="0049d9b6" officeooo:paragraph-rsid="004f6b7d"/>
    </style:style>
    <style:style style:name="P115" style:family="paragraph" style:parent-style-name="Text_20_body" style:list-style-name="L20">
      <style:text-properties officeooo:rsid="0049d9b6" officeooo:paragraph-rsid="0049d9b6"/>
    </style:style>
    <style:style style:name="P116" style:family="paragraph" style:parent-style-name="Text_20_body" style:list-style-name="L15">
      <style:text-properties officeooo:rsid="0043d553" officeooo:paragraph-rsid="0048e825"/>
    </style:style>
    <style:style style:name="P117" style:family="paragraph" style:parent-style-name="Text_20_body" style:list-style-name="L16">
      <style:text-properties officeooo:rsid="0043d553" officeooo:paragraph-rsid="0048e825"/>
    </style:style>
    <style:style style:name="P118" style:family="paragraph" style:parent-style-name="Text_20_body" style:list-style-name="L15">
      <style:text-properties officeooo:rsid="004578e5" officeooo:paragraph-rsid="0048e825"/>
    </style:style>
    <style:style style:name="P119" style:family="paragraph" style:parent-style-name="Text_20_body" style:list-style-name="L16">
      <style:text-properties officeooo:rsid="004578e5" officeooo:paragraph-rsid="0048e825"/>
    </style:style>
    <style:style style:name="P120" style:family="paragraph" style:parent-style-name="Text_20_body" style:list-style-name="L16">
      <style:text-properties officeooo:rsid="002e6f72" officeooo:paragraph-rsid="0064333d"/>
    </style:style>
    <style:style style:name="P121" style:family="paragraph" style:parent-style-name="Text_20_body" style:list-style-name="L16">
      <style:text-properties officeooo:rsid="002e6f72" officeooo:paragraph-rsid="00668487"/>
    </style:style>
    <style:style style:name="P122" style:family="paragraph" style:parent-style-name="Text_20_body" style:list-style-name="L12">
      <style:text-properties officeooo:rsid="0025b9fb" officeooo:paragraph-rsid="00496aaa"/>
    </style:style>
    <style:style style:name="P123" style:family="paragraph" style:parent-style-name="Text_20_body" style:list-style-name="L16">
      <style:text-properties officeooo:rsid="0030f062" officeooo:paragraph-rsid="0048e825"/>
    </style:style>
    <style:style style:name="P124" style:family="paragraph" style:parent-style-name="Text_20_body" style:list-style-name="L16">
      <style:text-properties officeooo:rsid="0030f062" officeooo:paragraph-rsid="006160c2"/>
    </style:style>
    <style:style style:name="P125" style:family="paragraph" style:parent-style-name="Text_20_body">
      <style:text-properties officeooo:rsid="0030f062" officeooo:paragraph-rsid="0048e825"/>
    </style:style>
    <style:style style:name="P126" style:family="paragraph" style:parent-style-name="Text_20_body" style:list-style-name="L16">
      <style:text-properties officeooo:rsid="00505c43" officeooo:paragraph-rsid="00505c43"/>
    </style:style>
    <style:style style:name="P127" style:family="paragraph" style:parent-style-name="Text_20_body" style:list-style-name="L16">
      <style:text-properties officeooo:rsid="002b8d73" officeooo:paragraph-rsid="0048e825"/>
    </style:style>
    <style:style style:name="P128" style:family="paragraph" style:parent-style-name="Text_20_body" style:list-style-name="L17">
      <style:text-properties officeooo:rsid="001e5948" officeooo:paragraph-rsid="0049a25a"/>
    </style:style>
    <style:style style:name="P129" style:family="paragraph" style:parent-style-name="Text_20_body" style:list-style-name="L20">
      <style:text-properties officeooo:rsid="004cea93" officeooo:paragraph-rsid="004f6b7d"/>
    </style:style>
    <style:style style:name="P130" style:family="paragraph" style:parent-style-name="Text_20_body" style:list-style-name="L20">
      <style:text-properties officeooo:rsid="004cea93" officeooo:paragraph-rsid="004cea93"/>
    </style:style>
    <style:style style:name="P131" style:family="paragraph" style:parent-style-name="Text_20_body" style:list-style-name="L22">
      <style:text-properties officeooo:rsid="004cea93" officeooo:paragraph-rsid="006f371e"/>
    </style:style>
    <style:style style:name="P132" style:family="paragraph" style:parent-style-name="Text_20_body">
      <style:text-properties officeooo:rsid="004cea93" officeooo:paragraph-rsid="004cea93"/>
    </style:style>
    <style:style style:name="P133" style:family="paragraph" style:parent-style-name="Text_20_body" style:list-style-name="L18">
      <style:text-properties officeooo:rsid="004e1d00" officeooo:paragraph-rsid="004e1d00"/>
    </style:style>
    <style:style style:name="P134" style:family="paragraph" style:parent-style-name="Text_20_body" style:list-style-name="L19">
      <style:text-properties officeooo:rsid="004b4cea" officeooo:paragraph-rsid="004f6b7d"/>
    </style:style>
    <style:style style:name="P135" style:family="paragraph" style:parent-style-name="Text_20_body" style:list-style-name="L20">
      <style:text-properties officeooo:rsid="004d3f93" officeooo:paragraph-rsid="004d3f93"/>
    </style:style>
    <style:style style:name="P136" style:family="paragraph" style:parent-style-name="Text_20_body">
      <style:text-properties officeooo:rsid="006160c2" officeooo:paragraph-rsid="006160c2"/>
    </style:style>
    <style:style style:name="P137" style:family="paragraph" style:parent-style-name="Text_20_body" style:list-style-name="L16">
      <style:text-properties officeooo:rsid="00628cb9" officeooo:paragraph-rsid="0064333d"/>
    </style:style>
    <style:style style:name="P138" style:family="paragraph" style:parent-style-name="Text_20_body" style:list-style-name="L16">
      <style:text-properties officeooo:rsid="0064333d" officeooo:paragraph-rsid="0064333d"/>
    </style:style>
    <style:style style:name="P139" style:family="paragraph" style:parent-style-name="Text_20_body">
      <style:text-properties officeooo:rsid="0057d4eb" officeooo:paragraph-rsid="0064333d"/>
    </style:style>
    <style:style style:name="P140" style:family="paragraph" style:parent-style-name="Text_20_body">
      <style:text-properties officeooo:rsid="0057d4eb" officeooo:paragraph-rsid="0065a14f"/>
    </style:style>
    <style:style style:name="P141" style:family="paragraph" style:parent-style-name="Text_20_body" style:list-style-name="L16">
      <style:text-properties officeooo:rsid="0065a14f" officeooo:paragraph-rsid="0065a14f"/>
    </style:style>
    <style:style style:name="P142" style:family="paragraph" style:parent-style-name="Text_20_body" style:list-style-name="L16">
      <style:text-properties officeooo:rsid="00668487" officeooo:paragraph-rsid="00668487"/>
    </style:style>
    <style:style style:name="P143" style:family="paragraph" style:parent-style-name="Text_20_body" style:list-style-name="L21">
      <style:text-properties officeooo:rsid="00668487" officeooo:paragraph-rsid="00668487"/>
    </style:style>
    <style:style style:name="P144" style:family="paragraph" style:parent-style-name="Text_20_body">
      <style:text-properties officeooo:rsid="00584556" officeooo:paragraph-rsid="00668487"/>
    </style:style>
    <style:style style:name="P145" style:family="paragraph" style:parent-style-name="Text_20_body" style:list-style-name="L21">
      <style:text-properties officeooo:rsid="0067a020" officeooo:paragraph-rsid="0067a020"/>
    </style:style>
    <style:style style:name="P146" style:family="paragraph" style:parent-style-name="Text_20_body" style:list-style-name="L21">
      <style:text-properties officeooo:rsid="006ab2a6" officeooo:paragraph-rsid="006ab2a6"/>
    </style:style>
    <style:style style:name="P147" style:family="paragraph" style:parent-style-name="Text_20_body">
      <style:text-properties officeooo:rsid="006c12b6" officeooo:paragraph-rsid="006c12b6"/>
    </style:style>
    <style:style style:name="P148" style:family="paragraph" style:parent-style-name="Text_20_body" style:list-style-name="L22">
      <style:text-properties officeooo:rsid="006c12b6" officeooo:paragraph-rsid="006c12b6"/>
    </style:style>
    <style:style style:name="P149" style:family="paragraph" style:parent-style-name="Text_20_body" style:list-style-name="L22">
      <style:text-properties officeooo:rsid="006d9798" officeooo:paragraph-rsid="006d9798"/>
    </style:style>
    <style:style style:name="P150" style:family="paragraph" style:parent-style-name="Text_20_body" style:list-style-name="L18">
      <style:text-properties officeooo:rsid="006d9798" officeooo:paragraph-rsid="006f371e"/>
    </style:style>
    <style:style style:name="P151" style:family="paragraph" style:parent-style-name="Text_20_body" style:list-style-name="L22">
      <style:text-properties officeooo:rsid="006f371e" officeooo:paragraph-rsid="006f371e"/>
    </style:style>
    <style:style style:name="P152" style:family="paragraph" style:parent-style-name="Text_20_body">
      <style:text-properties officeooo:rsid="00706cc5" officeooo:paragraph-rsid="00706cc5"/>
    </style:style>
    <style:style style:name="P153" style:family="paragraph" style:parent-style-name="Text_20_body" style:list-style-name="L23">
      <style:text-properties officeooo:rsid="00706cc5" officeooo:paragraph-rsid="00706cc5"/>
    </style:style>
    <style:style style:name="P154" style:family="paragraph" style:parent-style-name="Text_20_body" style:list-style-name="L23">
      <style:text-properties officeooo:rsid="0071a175" officeooo:paragraph-rsid="0071a175"/>
    </style:style>
    <style:style style:name="P155" style:family="paragraph" style:parent-style-name="Text_20_body">
      <style:text-properties style:font-name="Arial" fo:font-size="18.2000007629395pt" fo:language="zxx" fo:country="none" fo:font-weight="bold" officeooo:rsid="004f6b7d" officeooo:paragraph-rsid="0071a175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156" style:family="paragraph" style:parent-style-name="Text_20_body" style:list-style-name="L24">
      <style:text-properties style:font-name="Times New Roman" fo:font-size="12pt" fo:language="zxx" fo:country="none" fo:font-weight="normal" officeooo:rsid="004d3f93" officeooo:paragraph-rsid="0071a1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57" style:family="paragraph" style:parent-style-name="Text_20_body" style:list-style-name="L24">
      <style:text-properties style:font-name="Times New Roman" fo:font-size="12pt" fo:language="zxx" fo:country="none" fo:font-weight="normal" officeooo:rsid="0071a175" officeooo:paragraph-rsid="0071a1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1" style:family="text">
      <style:text-properties officeooo:rsid="00126785"/>
    </style:style>
    <style:style style:name="T2" style:family="text">
      <style:text-properties officeooo:rsid="00138852"/>
    </style:style>
    <style:style style:name="T3" style:family="text">
      <style:text-properties officeooo:rsid="00178f5a"/>
    </style:style>
    <style:style style:name="T4" style:family="text">
      <style:text-properties officeooo:rsid="001936cc"/>
    </style:style>
    <style:style style:name="T5" style:family="text">
      <style:text-properties officeooo:rsid="001bb599"/>
    </style:style>
    <style:style style:name="T6" style:family="text">
      <style:text-properties officeooo:rsid="001f3bd0"/>
    </style:style>
    <style:style style:name="T7" style:family="text">
      <style:text-properties officeooo:rsid="0024a0de"/>
    </style:style>
    <style:style style:name="T8" style:family="text">
      <style:text-properties fo:background-color="#00ff00" loext:char-shading-value="0"/>
    </style:style>
    <style:style style:name="T9" style:family="text">
      <style:text-properties officeooo:rsid="002728bb"/>
    </style:style>
    <style:style style:name="T10" style:family="text">
      <style:text-properties officeooo:rsid="003586ef"/>
    </style:style>
    <style:style style:name="T11" style:family="text">
      <style:text-properties officeooo:rsid="002a4d7d"/>
    </style:style>
    <style:style style:name="T12" style:family="text">
      <style:text-properties officeooo:rsid="0036188c"/>
    </style:style>
    <style:style style:name="T13" style:family="text">
      <style:text-properties officeooo:rsid="003a3fcf"/>
    </style:style>
    <style:style style:name="T14" style:family="text">
      <style:text-properties officeooo:rsid="003a4abf"/>
    </style:style>
    <style:style style:name="T15" style:family="text">
      <style:text-properties officeooo:rsid="004578e5"/>
    </style:style>
    <style:style style:name="T16" style:family="text">
      <style:text-properties officeooo:rsid="00474a8a"/>
    </style:style>
    <style:style style:name="T17" style:family="text">
      <style:text-properties officeooo:rsid="00496aaa"/>
    </style:style>
    <style:style style:name="T18" style:family="text">
      <style:text-properties officeooo:rsid="004d3f93"/>
    </style:style>
    <style:style style:name="T19" style:family="text">
      <style:text-properties officeooo:rsid="004f6b7d"/>
    </style:style>
    <style:style style:name="T20" style:family="text">
      <style:text-properties officeooo:rsid="00505c43"/>
    </style:style>
    <style:style style:name="T21" style:family="text">
      <style:text-properties officeooo:rsid="00553657"/>
    </style:style>
    <style:style style:name="T22" style:family="text">
      <style:text-properties officeooo:rsid="005694bb"/>
    </style:style>
    <style:style style:name="T23" style:family="text">
      <style:text-properties officeooo:rsid="0057d4eb"/>
    </style:style>
    <style:style style:name="T24" style:family="text">
      <style:text-properties officeooo:rsid="00584556"/>
    </style:style>
    <style:style style:name="T25" style:family="text">
      <style:text-properties officeooo:rsid="0059fbc4"/>
    </style:style>
    <style:style style:name="T26" style:family="text">
      <style:text-properties officeooo:rsid="005ca8e9"/>
    </style:style>
    <style:style style:name="T27" style:family="text">
      <style:text-properties officeooo:rsid="00107c10"/>
    </style:style>
    <style:style style:name="T28" style:family="text">
      <style:text-properties officeooo:rsid="005fe545"/>
    </style:style>
    <style:style style:name="T29" style:family="text">
      <style:text-properties officeooo:rsid="006160c2"/>
    </style:style>
    <style:style style:name="T30" style:family="text">
      <style:text-properties officeooo:rsid="00628cb9"/>
    </style:style>
    <style:style style:name="T31" style:family="text">
      <style:text-properties officeooo:rsid="0064333d"/>
    </style:style>
    <style:style style:name="T32" style:family="text">
      <style:text-properties officeooo:rsid="0065a14f"/>
    </style:style>
    <style:style style:name="T33" style:family="text">
      <style:text-properties officeooo:rsid="00668487"/>
    </style:style>
    <style:style style:name="T34" style:family="text">
      <style:text-properties officeooo:rsid="006ab2a6"/>
    </style:style>
    <style:style style:name="T35" style:family="text">
      <style:text-properties officeooo:rsid="006f371e"/>
    </style:style>
    <style:style style:name="T36" style:family="text">
      <style:text-properties officeooo:rsid="00706cc5"/>
    </style:style>
    <style:style style:name="T37" style:family="text">
      <style:text-properties officeooo:rsid="0071a1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>
          <table:table-cell table:style-name="Tableau1.A1" office:value-type="string">
            <text:p text:style-name="P3">Pouvoir</text:p>
          </table:table-cell>
          <table:table-cell table:style-name="Tableau1.B1" office:value-type="string">
            <text:p text:style-name="P3">Unique pour:</text:p>
          </table:table-cell>
          <table:table-cell table:style-name="Tableau1.B1" office:value-type="string">
            <text:p text:style-name="P3">Pour tous et favorisé:</text:p>
          </table:table-cell>
          <table:table-cell table:style-name="Tableau1.D1" office:value-type="string">
            <text:p text:style-name="P3">Interdit pour:</text:p>
          </table:table-cell>
        </table:table-row>
        <table:table-row>
          <table:table-cell table:style-name="Tableau1.A2" office:value-type="string">
            <text:p text:style-name="P15">Animalisme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4">Loup-Garou, Fées</text:p>
          </table:table-cell>
          <table:table-cell table:style-name="Tableau1.D2" office:value-type="string">
            <text:p text:style-name="P4">Vampires</text:p>
          </table:table-cell>
        </table:table-row>
        <table:table-row>
          <table:table-cell table:style-name="Tableau1.A2" office:value-type="string">
            <text:p text:style-name="P13">Attenuation présence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3">Vampire, elfe</text:p>
          </table:table-cell>
          <table:table-cell table:style-name="Tableau1.D2" office:value-type="string">
            <text:p text:style-name="P13">Orc</text:p>
          </table:table-cell>
        </table:table-row>
        <table:table-row>
          <table:table-cell table:style-name="Tableau1.A2" office:value-type="string">
            <text:p text:style-name="P15">Aura trompeuse</text:p>
          </table:table-cell>
          <table:table-cell table:style-name="Tableau1.B2" office:value-type="string">
            <text:p text:style-name="P24">Fée</text:p>
          </table:table-cell>
          <table:table-cell table:style-name="Tableau1.B2" office:value-type="string">
            <text:p text:style-name="P4"/>
          </table:table-cell>
          <table:table-cell table:style-name="Tableau1.D2" office:value-type="string">
            <text:p text:style-name="P24">Le reste</text:p>
          </table:table-cell>
        </table:table-row>
        <table:table-row>
          <table:table-cell table:style-name="Tableau1.A2" office:value-type="string">
            <text:p text:style-name="P2">Beau (Adonis)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4">Vampire, Elfe</text:p>
          </table:table-cell>
          <table:table-cell table:style-name="Tableau1.D2" office:value-type="string">
            <text:p text:style-name="P4">Orque</text:p>
          </table:table-cell>
        </table:table-row>
        <table:table-row>
          <table:table-cell table:style-name="Tableau1.A2" office:value-type="string">
            <text:p text:style-name="P15">Caméléon / Invisible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2">Garou, elf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5">Croissance de soi-même</text:p>
          </table:table-cell>
          <table:table-cell table:style-name="Tableau1.B2" office:value-type="string">
            <text:p text:style-name="P4">Fé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4">Les Autres</text:p>
          </table:table-cell>
        </table:table-row>
        <table:table-row>
          <table:table-cell table:style-name="Tableau1.A2" office:value-type="string">
            <text:p text:style-name="P5">Dents acérées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4">Loup-garous, orques, vampires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6">Dessin magique</text:p>
          </table:table-cell>
          <table:table-cell table:style-name="Tableau1.B2" office:value-type="string">
            <text:p text:style-name="P4">Elfe, Fée</text:p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4">Les Autres</text:p>
          </table:table-cell>
        </table:table-row>
        <table:table-row>
          <table:table-cell table:style-name="Tableau1.A2" office:value-type="string">
            <text:p text:style-name="P15">Détecter les métaux précieux (rupin radar)</text:p>
          </table:table-cell>
          <table:table-cell table:style-name="Tableau1.B2" office:value-type="string">
            <text:p text:style-name="P4">Nain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4">Point</text:p>
          </table:table-cell>
        </table:table-row>
        <table:table-row>
          <table:table-cell table:style-name="Tableau1.A2" office:value-type="string">
            <text:p text:style-name="P15">Devine qui compte le plus pour l'autre</text:p>
          </table:table-cell>
          <table:table-cell table:style-name="Tableau1.B2" office:value-type="string">
            <text:p text:style-name="P4">Vampire, loup-garou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4">Les autres</text:p>
          </table:table-cell>
        </table:table-row>
        <table:table-row>
          <table:table-cell table:style-name="Tableau1.A2" office:value-type="string">
            <text:p text:style-name="P16">Eloigne les animaux</text:p>
          </table:table-cell>
          <table:table-cell table:style-name="Tableau1.B2" office:value-type="string">
            <text:p text:style-name="P20">Orque</text:p>
          </table:table-cell>
          <table:table-cell table:style-name="Tableau1.B2" office:value-type="string">
            <text:p text:style-name="P16"/>
          </table:table-cell>
          <table:table-cell table:style-name="Tableau1.D2" office:value-type="string">
            <text:p text:style-name="P20">Les autres</text:p>
          </table:table-cell>
        </table:table-row>
        <table:table-row table:style-name="Tableau1.13">
          <table:table-cell table:style-name="Tableau1.A2" office:value-type="string">
            <text:p text:style-name="P16">Eloigne les gens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Orque, Loup-garou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7">Téléportation</text:p>
          </table:table-cell>
          <table:table-cell table:style-name="Tableau1.B2" office:value-type="string">
            <text:p text:style-name="P7">?</text:p>
          </table:table-cell>
          <table:table-cell table:style-name="Tableau1.B2" office:value-type="string">
            <text:p text:style-name="P1">?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5">Force herculéenne (Hercule)</text:p>
          </table:table-cell>
          <table:table-cell table:style-name="Tableau1.B2" office:value-type="string">
            <text:p text:style-name="P15"/>
          </table:table-cell>
          <table:table-cell table:style-name="Tableau1.B2" office:value-type="string">
            <text:p text:style-name="P21">Orque, Nain, Vampire, Garou</text:p>
          </table:table-cell>
          <table:table-cell table:style-name="Tableau1.D2" office:value-type="string">
            <text:p text:style-name="P21">Fée</text:p>
          </table:table-cell>
        </table:table-row>
        <table:table-row>
          <table:table-cell table:style-name="Tableau1.A2" office:value-type="string">
            <text:p text:style-name="P15">Forte constitution</text:p>
          </table:table-cell>
          <table:table-cell table:style-name="Tableau1.B2" office:value-type="string">
            <text:p text:style-name="P15"/>
          </table:table-cell>
          <table:table-cell table:style-name="Tableau1.B2" office:value-type="string">
            <text:p text:style-name="P21">Orque, Nain, Vampire, Garou</text:p>
          </table:table-cell>
          <table:table-cell table:style-name="Tableau1.D2" office:value-type="string">
            <text:p text:style-name="P21">Fée</text:p>
          </table:table-cell>
        </table:table-row>
        <table:table-row>
          <table:table-cell table:style-name="Tableau1.A2" office:value-type="string">
            <text:p text:style-name="P2">Génie de la démolition</text:p>
          </table:table-cell>
          <table:table-cell table:style-name="Tableau1.B2" office:value-type="string">
            <text:p text:style-name="P7">Orque, Nain</text:p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7">Les autres</text:p>
          </table:table-cell>
        </table:table-row>
        <table:table-row>
          <table:table-cell table:style-name="Tableau1.A2" office:value-type="string">
            <text:p text:style-name="P17">Habitué des souterrains</text:p>
          </table:table-cell>
          <table:table-cell table:style-name="Tableau1.B2" office:value-type="string">
            <text:p text:style-name="P7">Nain</text:p>
          </table:table-cell>
          <table:table-cell table:style-name="Tableau1.B2" office:value-type="string">
            <text:p text:style-name="P3"/>
          </table:table-cell>
          <table:table-cell table:style-name="Tableau1.D2" office:value-type="string">
            <text:p text:style-name="P7">Les autres</text:p>
          </table:table-cell>
        </table:table-row>
        <table:table-row>
          <table:table-cell table:style-name="Tableau1.A2" office:value-type="string">
            <text:p text:style-name="P15">Hypnose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7"/>
          </table:table-cell>
          <table:table-cell table:style-name="Tableau1.D2" office:value-type="string">
            <text:p text:style-name="P7">Nain, Orque</text:p>
          </table:table-cell>
        </table:table-row>
        <table:table-row>
          <table:table-cell table:style-name="Tableau1.A2" office:value-type="string">
            <text:p text:style-name="P5">Immunisé aux maladies</text:p>
          </table:table-cell>
          <table:table-cell table:style-name="Tableau1.B2" office:value-type="string">
            <text:p text:style-name="P7">Fée, Orque</text:p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7">Les autres</text:p>
          </table:table-cell>
        </table:table-row>
        <table:table-row>
          <table:table-cell table:style-name="Tableau1.A2" office:value-type="string">
            <text:p text:style-name="P70">Insensible aux température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7">Fée</text:p>
          </table:table-cell>
        </table:table-row>
        <table:table-row>
          <table:table-cell table:style-name="Tableau1.A2" office:value-type="string">
            <text:p text:style-name="P17">Instinct de prédateur (sait qui se prend pour une proie/ un prédateur)</text:p>
          </table:table-cell>
          <table:table-cell table:style-name="Tableau1.B2" office:value-type="string">
            <text:p text:style-name="P21">Vampire, Garou</text:p>
          </table:table-cell>
          <table:table-cell table:style-name="Tableau1.B2" office:value-type="string">
            <text:p text:style-name="P17"/>
          </table:table-cell>
          <table:table-cell table:style-name="Tableau1.D2" office:value-type="string">
            <text:p text:style-name="P21">Les autres</text:p>
          </table:table-cell>
        </table:table-row>
        <table:table-row>
          <table:table-cell table:style-name="Tableau1.A2" office:value-type="string">
            <text:p text:style-name="P71">Instinct de survie</text:p>
          </table:table-cell>
          <table:table-cell table:style-name="Tableau1.B2" office:value-type="string">
            <text:p text:style-name="P3"/>
          </table:table-cell>
          <table:table-cell table:style-name="Tableau1.B2" office:value-type="string">
            <text:p text:style-name="P7">Garou</text:p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72">Intimidation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7">Orque, Garou, Vampire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5">Lecture d'aura</text:p>
          </table:table-cell>
          <table:table-cell table:style-name="Tableau1.B2" office:value-type="string">
            <text:p text:style-name="P24">Vampire, <text:span text:style-name="T7">Elfe</text:span></text:p>
          </table:table-cell>
          <table:table-cell table:style-name="Tableau1.B2" office:value-type="string">
            <text:p text:style-name="P7"/>
          </table:table-cell>
          <table:table-cell table:style-name="Tableau1.D2" office:value-type="string">
            <text:p text:style-name="P24">Les autres</text:p>
          </table:table-cell>
        </table:table-row>
        <table:table-row>
          <table:table-cell table:style-name="Tableau1.A2" office:value-type="string">
            <text:p text:style-name="P72">Manipulation de la parole (sa bouche dit autre chose)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7">Vampire, Fée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Manipuler un élément ( + Bois / métal)</text:p>
          </table:table-cell>
          <table:table-cell table:style-name="Tableau1.B2" office:value-type="string">
            <text:p text:style-name="P7">Nain</text:p>
          </table:table-cell>
          <table:table-cell table:style-name="Tableau1.B2" office:value-type="string">
            <text:p text:style-name="P7">Autorisé aux autres, mais un seul élément.</text:p>
          </table:table-cell>
          <table:table-cell table:style-name="Tableau1.D2" office:value-type="string">
            <text:p text:style-name="P7">Les autres</text:p>
          </table:table-cell>
        </table:table-row>
        <text:soft-page-break/>
        <table:table-row>
          <table:table-cell table:style-name="Tableau1.A2" office:value-type="string">
            <text:p text:style-name="P1">Métamorphe <text:span text:style-name="T2">(+ fort, + rapide)</text:span></text:p>
          </table:table-cell>
          <table:table-cell table:style-name="Tableau1.B2" office:value-type="string">
            <text:p text:style-name="P8">Garou</text:p>
          </table:table-cell>
          <table:table-cell table:style-name="Tableau1.B2" office:value-type="string">
            <text:p text:style-name="P8">Un seul totem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4">Métamorphose partielle</text:p>
          </table:table-cell>
          <table:table-cell table:style-name="Tableau1.B2" office:value-type="string">
            <text:p text:style-name="P14">Garou</text:p>
          </table:table-cell>
          <table:table-cell table:style-name="Tableau1.B2" office:value-type="string">
            <text:p text:style-name="P14">Un seul totem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5"><text:span text:style-name="T3">Attaque</text:span> infectieuse (baiser mortel)</text:p>
          </table:table-cell>
          <table:table-cell table:style-name="Tableau1.B2" office:value-type="string">
            <text:p text:style-name="P8">Orque</text:p>
          </table:table-cell>
          <table:table-cell table:style-name="Tableau1.B2" office:value-type="string">
            <text:p text:style-name="P8">Un seul moyen de transmissio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5">Nécromancie</text:p>
          </table:table-cell>
          <table:table-cell table:style-name="Tableau1.B2" office:value-type="string">
            <text:p text:style-name="P22">Vampir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Nyctalope</text:p>
          </table:table-cell>
          <table:table-cell table:style-name="Tableau1.B2" office:value-type="string">
            <text:p text:style-name="P8">Tous</text:p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5">Ombre</text:p>
          </table:table-cell>
          <table:table-cell table:style-name="Tableau1.B2" office:value-type="string">
            <text:p text:style-name="P8"><text:span text:style-name="T5">Vampire</text:span>, elfe</text:p>
          </table:table-cell>
          <table:table-cell table:style-name="Tableau1.B2" office:value-type="string">
            <text:p text:style-name="Standard"/>
          </table:table-cell>
          <table:table-cell table:style-name="Tableau1.D2" office:value-type="string">
            <text:p text:style-name="P8">Les autres</text:p>
          </table:table-cell>
        </table:table-row>
        <table:table-row>
          <table:table-cell table:style-name="Tableau1.A2" office:value-type="string">
            <text:p text:style-name="P15">-&gt; se cache dans l'ombre de quelqu'un</text:p>
          </table:table-cell>
          <table:table-cell table:style-name="Tableau1.B2" office:value-type="string">
            <text:p text:style-name="Standard"/>
          </table:table-cell>
          <table:table-cell table:style-name="Tableau1.B2" office:value-type="string">
            <text:p text:style-name="Standard"/>
          </table:table-cell>
          <table:table-cell table:style-name="Tableau1.D2" office:value-type="string">
            <text:p text:style-name="Standard"/>
          </table:table-cell>
        </table:table-row>
        <table:table-row>
          <table:table-cell table:style-name="Tableau1.A2" office:value-type="string">
            <text:p text:style-name="P17">Orientation</text:p>
          </table:table-cell>
          <table:table-cell table:style-name="Tableau1.B2" office:value-type="string">
            <text:p text:style-name="P8">Nain</text:p>
          </table:table-cell>
          <table:table-cell table:style-name="Tableau1.B2" office:value-type="string">
            <text:p text:style-name="P3"/>
          </table:table-cell>
          <table:table-cell table:style-name="Tableau1.D2" office:value-type="string">
            <text:p text:style-name="P8">Les autres</text:p>
          </table:table-cell>
        </table:table-row>
        <table:table-row>
          <table:table-cell table:style-name="Tableau1.A2" office:value-type="string">
            <text:p text:style-name="P15">Poudre de fée soignante</text:p>
          </table:table-cell>
          <table:table-cell table:style-name="Tableau1.B2" office:value-type="string">
            <text:p text:style-name="P8">Fé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8">Les autres</text:p>
          </table:table-cell>
        </table:table-row>
        <table:table-row>
          <table:table-cell table:style-name="Tableau1.A2" office:value-type="string">
            <text:p text:style-name="P1">Pouvoir de perd<text:span text:style-name="T10">r</text:span>e les gens</text:p>
          </table:table-cell>
          <table:table-cell table:style-name="Tableau1.B2" office:value-type="string">
            <text:p text:style-name="P25">Elf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8">Les autres</text:p>
          </table:table-cell>
        </table:table-row>
        <table:table-row>
          <table:table-cell table:style-name="Tableau1.A2" office:value-type="string">
            <text:p text:style-name="P15">Pouvoir de distribuer la poisse/ la chance</text:p>
          </table:table-cell>
          <table:table-cell table:style-name="Tableau1.B2" office:value-type="string">
            <text:p text:style-name="P9">Fé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9">Les autres</text:p>
          </table:table-cell>
        </table:table-row>
        <table:table-row>
          <table:table-cell table:style-name="Tableau1.A2" office:value-type="string">
            <text:p text:style-name="P18">Pouvoir de faire voler</text:p>
          </table:table-cell>
          <table:table-cell table:style-name="Tableau1.B2" office:value-type="string">
            <text:p text:style-name="P9">Fée</text:p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9">Les autres</text:p>
          </table:table-cell>
        </table:table-row>
        <table:table-row>
          <table:table-cell table:style-name="Tableau1.A2" office:value-type="string">
            <text:p text:style-name="P16">Prestance</text:p>
          </table:table-cell>
          <table:table-cell table:style-name="Tableau1.B2" office:value-type="string">
            <text:p text:style-name="P25">Fée</text:p>
          </table:table-cell>
          <table:table-cell table:style-name="Tableau1.B2" office:value-type="string">
            <text:p text:style-name="P9"/>
          </table:table-cell>
          <table:table-cell table:style-name="Tableau1.D2" office:value-type="string">
            <text:p text:style-name="P25">Les Autres</text:p>
          </table:table-cell>
        </table:table-row>
        <table:table-row>
          <table:table-cell table:style-name="Tableau1.A2" office:value-type="string">
            <text:p text:style-name="P15">Prescience (troisième oeil)</text:p>
          </table:table-cell>
          <table:table-cell table:style-name="Tableau1.B2" office:value-type="string">
            <text:p text:style-name="P25">Vampire, Elf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9">Les autres</text:p>
          </table:table-cell>
        </table:table-row>
        <table:table-row>
          <table:table-cell table:style-name="Tableau1.A2" office:value-type="string">
            <text:p text:style-name="P15">Réplication d'odeur</text:p>
          </table:table-cell>
          <table:table-cell table:style-name="Tableau1.B2" office:value-type="string">
            <text:p text:style-name="P9">Orqu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9">Les autres</text:p>
          </table:table-cell>
        </table:table-row>
        <table:table-row>
          <table:table-cell table:style-name="Tableau1.A2" office:value-type="string">
            <text:p text:style-name="P1">Résistance psychique (barrage)</text:p>
          </table:table-cell>
          <table:table-cell table:style-name="Tableau1.B2" office:value-type="string">
            <text:p text:style-name="P9">Nain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9">Les autres</text:p>
          </table:table-cell>
        </table:table-row>
        <table:table-row>
          <table:table-cell table:style-name="Tableau1.A2" office:value-type="string">
            <text:p text:style-name="P15">Salive <text:span text:style-name="T1">pique à</text:span> <text:span text:style-name="T1">e</text:span>xplosive</text:p>
          </table:table-cell>
          <table:table-cell table:style-name="Tableau1.B2" office:value-type="string">
            <text:p text:style-name="P9">Orqu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9">Les autres</text:p>
          </table:table-cell>
        </table:table-row>
        <table:table-row>
          <table:table-cell table:style-name="Tableau1.A2" office:value-type="string">
            <text:p text:style-name="P15">Sent la vie (chair fraîche)</text:p>
          </table:table-cell>
          <table:table-cell table:style-name="Tableau1.B2" office:value-type="string">
            <text:p text:style-name="P19">Vampire</text:p>
          </table:table-cell>
          <table:table-cell table:style-name="Tableau1.B2" office:value-type="string">
            <text:p text:style-name="P18"/>
          </table:table-cell>
          <table:table-cell table:style-name="Tableau1.D2" office:value-type="string">
            <text:p text:style-name="P19">Les autres</text:p>
          </table:table-cell>
        </table:table-row>
        <table:table-row>
          <table:table-cell table:style-name="Tableau1.A2" office:value-type="string">
            <text:p text:style-name="P4">Sexyness</text:p>
          </table:table-cell>
          <table:table-cell table:style-name="Tableau1.B2" office:value-type="string">
            <text:p text:style-name="P9">Tous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6">Soulographe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9">Nain</text:p>
          </table:table-cell>
          <table:table-cell table:style-name="Tableau1.D2" office:value-type="string">
            <text:p text:style-name="P9">Fée</text:p>
          </table:table-cell>
        </table:table-row>
        <table:table-row>
          <table:table-cell table:style-name="Tableau1.A2" office:value-type="string">
            <text:p text:style-name="P1">Super forgeron</text:p>
          </table:table-cell>
          <table:table-cell table:style-name="Tableau1.B2" office:value-type="string">
            <text:p text:style-name="P9">Nain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<text:span text:style-name="T8">Transmutation en or/</text:span> Alchimie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9">Nain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Très agile (Légolas)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>Elfe</text:p>
          </table:table-cell>
          <table:table-cell table:style-name="Tableau1.D2" office:value-type="string">
            <text:p text:style-name="P9">Nain, orque</text:p>
          </table:table-cell>
        </table:table-row>
        <table:table-row>
          <table:table-cell table:style-name="Tableau1.A2" office:value-type="string">
            <text:p text:style-name="P15">Voit les <text:span text:style-name="T4">fantômes</text:span></text:p>
          </table:table-cell>
          <table:table-cell table:style-name="Tableau1.B2" office:value-type="string">
            <text:p text:style-name="P9">Elfe</text:p>
          </table:table-cell>
          <table:table-cell table:style-name="Tableau1.B2" office:value-type="string">
            <text:p text:style-name="P1"/>
          </table:table-cell>
          <table:table-cell table:style-name="Tableau1.D2" office:value-type="string">
            <text:p text:style-name="P10">Les autres</text:p>
          </table:table-cell>
        </table:table-row>
        <table:table-row>
          <table:table-cell table:style-name="Tableau1.A2" office:value-type="string">
            <text:p text:style-name="P15">Voix enchanteresse (chant de la sirène)</text:p>
          </table:table-cell>
          <table:table-cell table:style-name="Tableau1.B2" office:value-type="string">
            <text:p text:style-name="P23">Elfe, Fée</text:p>
          </table:table-cell>
          <table:table-cell table:style-name="Tableau1.B2" office:value-type="string">
            <text:p text:style-name="P15"/>
          </table:table-cell>
          <table:table-cell table:style-name="Tableau1.D2" office:value-type="string">
            <text:p text:style-name="P23">Les autres</text:p>
          </table:table-cell>
        </table:table-row>
        <table:table-row>
          <table:table-cell table:style-name="Tableau1.A2" office:value-type="string">
            <text:p text:style-name="P3">Volonté de Fer</text:p>
          </table:table-cell>
          <table:table-cell table:style-name="Tableau1.B2" office:value-type="string">
            <text:p text:style-name="P11">Nain</text:p>
          </table:table-cell>
          <table:table-cell table:style-name="Tableau1.B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</table:table>
      <text:p text:style-name="P1"/>
      <text:p text:style-name="P6">En jaune: est-ce un pouvoir?</text:p>
      <text:p text:style-name="P6"/>
      <text:p text:style-name="P26"><text:soft-page-break/>Pouvoirs communs</text:p>
      <text:p text:style-name="P37"/>
      <text:h text:style-name="P46" text:outline-level="1">Caméléon</text:h>
      <text:p text:style-name="P39">Défaut : bourré, des imprimés aparaissent sur ta gueule</text:p>
      <text:list xml:id="list1648497855" text:style-name="L1">
        <text:list-item>
          <text:p text:style-name="P74">Reproduire couleurs et motifs immobile</text:p>
        </text:list-item>
        <text:list-item>
          <text:p text:style-name="P74">Reproduire couleurs et motifs en mouvement</text:p>
        </text:list-item>
        <text:list-item>
          <text:p text:style-name="P74">Peut se rendre invisible</text:p>
        </text:list-item>
        <text:list-item>
          <text:p text:style-name="P74">Lui et des objets</text:p>
        </text:list-item>
        <text:list-item>
          <text:p text:style-name="P74">Etendre son invisibilité à un groupe</text:p>
        </text:list-item>
      </text:list>
      <text:p text:style-name="P28"/>
      <text:h text:style-name="P48" text:outline-level="1">Soulographe</text:h>
      <text:p text:style-name="P39">Défaut : provoque chez lui une gueule de bois plus ou moins sévère selon le pouvoir utilisé</text:p>
      <text:p text:style-name="P29">Passe progressivement par tous les états débloquées par le joueur</text:p>
      <text:list xml:id="list2211372722" text:style-name="L2">
        <text:list-item>
          <text:p text:style-name="P76">Provoque chez l'autre une légère ébriété</text:p>
        </text:list-item>
        <text:list-item>
          <text:p text:style-name="P76">Vision brouillée, tête qui tourne</text:p>
        </text:list-item>
        <text:list-item>
          <text:p text:style-name="P76">Discours décousu, perte d'équilibre</text:p>
        </text:list-item>
        <text:list-item>
          <text:p text:style-name="P76">Complètement bourré et malade</text:p>
        </text:list-item>
        <text:list-item>
          <text:p text:style-name="P76">Délirium Tremens</text:p>
        </text:list-item>
      </text:list>
      <text:p text:style-name="P29"/>
      <text:h text:style-name="P49" text:outline-level="1">Manipulation des Mots</text:h>
      <text:p text:style-name="P39">Défaut : a besoin que les gens parlent autour de lui, le silence l'angoisse</text:p>
      <text:list xml:id="list1961252113" text:style-name="L3">
        <text:list-item>
          <text:p text:style-name="P77">Ne peut pas dire un mot en particulier</text:p>
        </text:list-item>
        <text:list-item>
          <text:p text:style-name="P77">Bégaie ou ne trouve pas ses mots (incapable de finir son discours)</text:p>
        </text:list-item>
        <text:list-item>
          <text:p text:style-name="P77">Remplace tous les noms propres par des insultes (mais s'en rend compte)</text:p>
        </text:list-item>
        <text:list-item>
          <text:p text:style-name="P77">Pense des mots mais en dit d'autres dans un champ léxical défini (et ne s'en rend pas compte)</text:p>
        </text:list-item>
        <text:list-item>
          <text:p text:style-name="P77">Débite le discours du jeteur de sort</text:p>
        </text:list-item>
      </text:list>
      <text:p text:style-name="P30"/>
      <text:h text:style-name="P52" text:outline-level="1">Animalisme</text:h>
      <text:p text:style-name="P40"><text:span text:style-name="T21">Défaut : </text:span>Poursuivi gentiment par les animaux alentours</text:p>
      <text:list xml:id="list1962035487" text:style-name="L4">
        <text:list-item>
          <text:p text:style-name="P80">Apaise les animaux</text:p>
        </text:list-item>
        <text:list-item>
          <text:p text:style-name="P80">Attire ou éloigne les animaux</text:p>
        </text:list-item>
        <text:list-item>
          <text:p text:style-name="P80"><text:soft-page-break/>Parle avec les animaux</text:p>
        </text:list-item>
        <text:list-item>
          <text:p text:style-name="P82">Donne la parole aux animaux.... ou l'ôte aux hommes. (humanité / bestialité)</text:p>
        </text:list-item>
        <text:list-item>
          <text:p text:style-name="P80">Commande aux animaux</text:p>
        </text:list-item>
      </text:list>
      <text:p text:style-name="P32">Note : La fée peut utiliser ces pouvoirs sur les insectes et autres créatures minuscules</text:p>
      <text:p text:style-name="P32"/>
      <text:h text:style-name="P53" text:outline-level="1">Besoin vitaux</text:h>
      <text:p text:style-name="P34"><text:span text:style-name="T11">D</text:span>éfaut : ne se sent jamais satisfait ; en tout cas, jamais autant que pour ses besoins physiques.</text:p>
      <text:list xml:id="list1808929441" text:style-name="L5">
        <text:list-item>
          <text:p text:style-name="P83">Trouver l'eau</text:p>
        </text:list-item>
        <text:list-item>
          <text:p text:style-name="P83">Manger n'importe quoi (estomac en fer)</text:p>
        </text:list-item>
        <text:list-item>
          <text:p text:style-name="P83">Faire du feu en n'importe quelle situation</text:p>
        </text:list-item>
        <text:list-item>
          <text:p text:style-name="P84">Faire pousser de la nourriture en accéléré</text:p>
        </text:list-item>
        <text:list-item>
          <text:p text:style-name="P84">Homéostasie permanente</text:p>
        </text:list-item>
      </text:list>
      <text:h text:style-name="P54" text:outline-level="1">Antagonisme</text:h>
      <text:p text:style-name="P41">Défaut : première impression systématiquement antipathique.</text:p>
      <text:list xml:id="list4038502453" text:style-name="L6">
        <text:list-item>
          <text:p text:style-name="P85">Ne cligne pas des yeux</text:p>
        </text:list-item>
        <text:list-item>
          <text:p text:style-name="P86">Vision à 360 degrés</text:p>
        </text:list-item>
        <text:list-item>
          <text:p text:style-name="P87">Instinct de prédateur</text:p>
        </text:list-item>
        <text:list-item>
          <text:p text:style-name="P89">Appel du duel</text:p>
        </text:list-item>
        <text:list-item>
          <text:p text:style-name="P86">Némésis (mode trouve et tue)</text:p>
        </text:list-item>
      </text:list>
      <text:h text:style-name="P56" text:outline-level="1">Nécromancie</text:h>
      <text:p text:style-name="P41">Défaut : sent le formol</text:p>
      <text:list xml:id="list2371811365" text:style-name="L7">
        <text:list-item>
          <text:p text:style-name="P88">Sent la mort (petite prescience)</text:p>
        </text:list-item>
        <text:list-item>
          <text:p text:style-name="P90">Faire parler les morts</text:p>
        </text:list-item>
        <text:list-item>
          <text:p text:style-name="P91">Compagnon mort-vivant <text:span text:style-name="T13">(homme ou animal)</text:span></text:p>
        </text:list-item>
        <text:list-item>
          <text:p text:style-name="P91"><text:span text:style-name="T12">Faire lever les </text:span>cadavres</text:p>
        </text:list-item>
        <text:list-item>
          <text:p text:style-name="P90">Rites de passage (commencer une nouvelle vie... au sens propre). s'enterrer vivant, rester une nuit sous terre, crever...</text:p>
        </text:list-item>
      </text:list>
      <text:h text:style-name="P54" text:outline-level="1">Dressage / Montage / Lasso</text:h>
      <text:p text:style-name="P41">Défaut : mal de terre hors de sa monture</text:p>
      <text:list xml:id="list2002640958" text:style-name="L8">
        <text:list-item>
          <text:p text:style-name="P92">Pouvoir monter en permanence (ne jamais descendre de son cheval)</text:p>
        </text:list-item>
        <text:list-item>
          <text:p text:style-name="P92">Débrouille avec les noeuds / Super lasso</text:p>
        </text:list-item>
        <text:list-item>
          <text:p text:style-name="P93">Monture auto-suffisante.</text:p>
        </text:list-item>
        <text:list-item>
          <text:p text:style-name="P92">Dresser n'importe quoi / <text:span text:style-name="T14">parler avec les bestioles</text:span></text:p>
        </text:list-item>
        <text:list-item>
          <text:p text:style-name="P93"><text:soft-page-break/>Forme crinos de la monture le temps d'une scène, qui récupère la parole... et se lâche.</text:p>
        </text:list-item>
      </text:list>
      <text:p text:style-name="P35"/>
      <text:h text:style-name="P57" text:outline-level="1">Hercule</text:h>
      <text:p text:style-name="P41">Défaut : prétentieux, imbu de lui-même.</text:p>
      <text:list xml:id="list2158562479" text:style-name="L9">
        <text:list-item>
          <text:p text:style-name="P94">Prouesse de Force</text:p>
        </text:list-item>
        <text:list-item>
          <text:p text:style-name="P94">Que même les balles elles ricochent contre sa peau</text:p>
        </text:list-item>
        <text:list-item>
          <text:p text:style-name="P94">Infatigable</text:p>
        </text:list-item>
        <text:list-item>
          <text:p text:style-name="P94">Increvable</text:p>
        </text:list-item>
        <text:list-item>
          <text:p text:style-name="P94">Surhomme</text:p>
        </text:list-item>
      </text:list>
      <text:p text:style-name="P35"/>
      <text:p text:style-name="P35"/>
      <text:p text:style-name="P26">Pouvoirs Attribués <text:span text:style-name="T17">(Mutés)</text:span></text:p>
      <text:p text:style-name="P35"/>
      <text:h text:style-name="P47" text:outline-level="1">Réplication d'odeur (Orque)</text:h>
      <text:p text:style-name="P41">Défaut : nez bouché</text:p>
      <text:list xml:id="list230755209448677" text:continue-list="list1648497855" text:style-name="L1">
        <text:list-item text:start-value="1">
          <text:p text:style-name="P75">Peut identifier n'importe quelle odeur</text:p>
        </text:list-item>
        <text:list-item>
          <text:p text:style-name="P75">peut renforcer son odeur repoussante</text:p>
        </text:list-item>
        <text:list-item>
          <text:p text:style-name="P75">Peut exhaler n'importe quelle odeur</text:p>
        </text:list-item>
        <text:list-item>
          <text:p text:style-name="P75">Peut annuler sa propre odeur repoussante</text:p>
        </text:list-item>
        <text:list-item>
          <text:p text:style-name="P75">Peut exhaler une odeur irrémédiablement sexy</text:p>
        </text:list-item>
      </text:list>
      <text:p text:style-name="P28"/>
      <text:h text:style-name="P58" text:outline-level="1">Infection (Orque)</text:h>
      <text:p text:style-name="P41">Défaut : <text:span text:style-name="T22">file des boutons aux gens qui le prennent dans leurs bras.</text:span></text:p>
      <text:list xml:id="list1479054315" text:style-name="L10">
        <text:list-item>
          <text:p text:style-name="P96">Salive explosive</text:p>
        </text:list-item>
        <text:list-item>
          <text:p text:style-name="P96">Morsure infectieuse</text:p>
        </text:list-item>
        <text:list-item>
          <text:p text:style-name="P96">Toucher brûlant (peau acide)</text:p>
        </text:list-item>
        <text:list-item>
          <text:p text:style-name="P96">Berzerk</text:p>
        </text:list-item>
        <text:list-item>
          <text:p text:style-name="P96">Porteur sain</text:p>
        </text:list-item>
      </text:list>
      <text:p text:style-name="P33"/>
      <text:p text:style-name="P33"/>
      <text:h text:style-name="P59" text:outline-level="1"><text:soft-page-break/>Essence Féérique (Fée)</text:h>
      <text:p text:style-name="P42">Défaut : Capricieuse</text:p>
      <text:list xml:id="list166195470" text:style-name="L11">
        <text:list-item>
          <text:p text:style-name="P97">Changer de taille (d'insecte à enfant)</text:p>
        </text:list-item>
        <text:list-item>
          <text:p text:style-name="P97">Ailes plus mobiles</text:p>
        </text:list-item>
        <text:list-item>
          <text:p text:style-name="P97">Aura d'innocence</text:p>
        </text:list-item>
        <text:list-item>
          <text:p text:style-name="P97">Télékinésie</text:p>
        </text:list-item>
        <text:list-item>
          <text:p text:style-name="P97">Apparition féérique</text:p>
        </text:list-item>
      </text:list>
      <text:p text:style-name="P31"/>
      <text:h text:style-name="P59" text:outline-level="1">Conte (Fée)</text:h>
      <text:p text:style-name="P42">Défaut : Ne supporte pas les fins tristes.</text:p>
      <text:list xml:id="list223958394" text:style-name="L12">
        <text:list-item>
          <text:p text:style-name="P98"><text:span text:style-name="T29">Petite m</text:span>alédiction <text:span text:style-name="T29">(ex : perdre les gens)</text:span></text:p>
        </text:list-item>
        <text:list-item>
          <text:p text:style-name="P98">Poudre à soigner</text:p>
        </text:list-item>
        <text:list-item>
          <text:p text:style-name="P98">Aide surnaturelle <text:span text:style-name="T10">(chance)</text:span></text:p>
        </text:list-item>
        <text:list-item>
          <text:p text:style-name="P98">Poudre à voler</text:p>
        </text:list-item>
        <text:list-item>
          <text:p text:style-name="P98">Retombent en enfan<text:span text:style-name="T10">ce</text:span> (tous les gens autour de la fée)</text:p>
        </text:list-item>
      </text:list>
      <text:p text:style-name="P28"/>
      <text:h text:style-name="P61" text:outline-level="1">Légende (Vampire)</text:h>
      <text:p text:style-name="P42">Défaut : Ne peux pas rentrer dans une église</text:p>
      <text:list xml:id="list230756157815828" text:continue-list="list223958394" text:style-name="L12">
        <text:list-item text:start-value="1">
          <text:p text:style-name="P101"><text:s/><text:span text:style-name="T9">Télépathie</text:span></text:p>
        </text:list-item>
        <text:list-item>
          <text:p text:style-name="P102">Sent la vie</text:p>
        </text:list-item>
        <text:list-item>
          <text:p text:style-name="P102">Métamorphose en vautour ou en coyote</text:p>
        </text:list-item>
        <text:list-item>
          <text:p text:style-name="P102">Attraction fatale (hypnose)</text:p>
        </text:list-item>
        <text:list-item>
          <text:p text:style-name="P102">Contrôle mental</text:p>
        </text:list-item>
      </text:list>
      <text:p text:style-name="P31"/>
      <text:h text:style-name="P62" text:outline-level="1">Ombres (Vampire)</text:h>
      <text:p text:style-name="P42">Défaut : <text:span text:style-name="T23">Se sent obligé de "jouer au vampire" (cape, zézaiment, attitude emphatique,...)</text:span></text:p>
      <text:list xml:id="list230755782732955" text:continue-list="list230756157815828" text:style-name="L12">
        <text:list-item text:start-value="1">
          <text:p text:style-name="P103">Peut se fondre dans une grande ombre</text:p>
        </text:list-item>
        <text:list-item>
          <text:p text:style-name="P103">Dans une ombre, ne somnole pas de jour</text:p>
        </text:list-item>
        <text:list-item>
          <text:p text:style-name="P103">Peut créer une grande ombre sans ou malgré le soleil</text:p>
        </text:list-item>
        <text:list-item>
          <text:p text:style-name="P103">Peut s'accrocher à l'ombre de quelqu'un et voyager avec lui</text:p>
        </text:list-item>
        <text:list-item>
          <text:p text:style-name="P103">Peut envoyer et commander sa propre ombre</text:p>
        </text:list-item>
      </text:list>
      <text:h text:style-name="P52" text:outline-level="1"><text:soft-page-break/>Soif de l'or (Nain)</text:h>
      <text:p text:style-name="P43">Défaut : le toucher de l'or lui donne de l'exzéma</text:p>
      <text:list xml:id="list2815957188" text:style-name="L13">
        <text:list-item>
          <text:p text:style-name="P81">Sent l'avidité chez les autres</text:p>
        </text:list-item>
        <text:list-item>
          <text:p text:style-name="P81">Illusion d'or</text:p>
        </text:list-item>
        <text:list-item>
          <text:p text:style-name="P81">Détecte les métaux précieux</text:p>
        </text:list-item>
        <text:list-item>
          <text:p text:style-name="P81">Orientation dans les tunnels</text:p>
        </text:list-item>
        <text:list-item>
          <text:p text:style-name="P81">Toucher de Midas... temporaire</text:p>
        </text:list-item>
      </text:list>
      <text:p text:style-name="P33"/>
      <text:h text:style-name="P63" text:outline-level="1">Légende (Nain)</text:h>
      <text:p text:style-name="P43">Défaut : super rancunier</text:p>
      <text:list xml:id="list4168497923" text:style-name="L14">
        <text:list-item>
          <text:p text:style-name="P104">Peut faire pousser sa barbe à volonté et l'utiliser comme une corde</text:p>
        </text:list-item>
        <text:list-item>
          <text:p text:style-name="P111">Fieffé menteur</text:p>
        </text:list-item>
        <text:list-item>
          <text:p text:style-name="P105">peut modeler les métaux a sa guise sans outils</text:p>
        </text:list-item>
        <text:list-item>
          <text:p text:style-name="P105">commande les minéraux</text:p>
        </text:list-item>
        <text:list-item>
          <text:p text:style-name="P105">peut se transformer en golem en roche </text:p>
        </text:list-item>
      </text:list>
      <text:p text:style-name="P38"/>
      <text:h text:style-name="P57" text:outline-level="1">Métamorphose (Garou)</text:h>
      <text:p text:style-name="P43">Défaut : sensible à l'argent</text:p>
      <text:list xml:id="list3661895351" text:style-name="L15">
        <text:list-item>
          <text:p text:style-name="P116">Sens développé</text:p>
        </text:list-item>
        <text:list-item>
          <text:p text:style-name="P116">Régénération</text:p>
        </text:list-item>
        <text:list-item>
          <text:p text:style-name="P116">Métamorphose partielle</text:p>
        </text:list-item>
        <text:list-item>
          <text:p text:style-name="P116">Mimétisme (<text:span text:style-name="T15">n'importe quel animal tant qu'il a un modèle ; </text:span>cacher dans les foules / troupeaux ; <text:span text:style-name="T15">copier quelqu'un d'autre</text:span>)</text:p>
        </text:list-item>
        <text:list-item>
          <text:p text:style-name="P118">Transformation libre</text:p>
        </text:list-item>
      </text:list>
      <text:p text:style-name="P36"/>
      <text:h text:style-name="P57" text:outline-level="1"><text:span text:style-name="T16">Instinct Animal</text:span> (Garou)</text:h>
      <text:p text:style-name="P43">Défaut : hurle à la lune (contagieux)</text:p>
      <text:list xml:id="list118746059" text:style-name="L16">
        <text:list-item>
          <text:p text:style-name="P117">Instinct / Sens du danger</text:p>
        </text:list-item>
        <text:list-item>
          <text:p text:style-name="P95">Contrôle de son instinct <text:span text:style-name="T15">(de calme à berzerk)</text:span></text:p>
        </text:list-item>
        <text:list-item>
          <text:p text:style-name="P117"><text:span text:style-name="T15">Contrôler </text:span>ses puces <text:span text:style-name="T15">(espionnage)</text:span></text:p>
        </text:list-item>
        <text:list-item>
          <text:p text:style-name="P119">Lire les auras / les émotions / les intentions (avec bonus à la clé).</text:p>
        </text:list-item>
        <text:list-item>
          <text:p text:style-name="P117">Lien avec la nature : <text:span text:style-name="T16">augure ; signes</text:span></text:p>
        </text:list-item>
      </text:list>
      <text:p text:style-name="P36"/>
      <text:h text:style-name="P67" text:outline-level="1"><text:soft-page-break/></text:h>
      <text:h text:style-name="P60" text:outline-level="1">3 ème Oeil (Elfe)</text:h>
      <text:p text:style-name="P43">Défaut : <text:span text:style-name="T24">ne ment pas ; trop de vérité autour de lui pour qu'il arrive à mentir.</text:span></text:p>
      <text:list xml:id="list230755155944536" text:continue-list="list230755782732955" text:style-name="L12">
        <text:list-item text:start-value="1">
          <text:p text:style-name="P99">Prescience</text:p>
        </text:list-item>
        <text:list-item>
          <text:p text:style-name="P122">Détection de mensonge</text:p>
        </text:list-item>
        <text:list-item>
          <text:p text:style-name="P99">Voit les fantasmes</text:p>
        </text:list-item>
        <text:list-item>
          <text:p text:style-name="P99">Devine qui compte</text:p>
        </text:list-item>
        <text:list-item>
          <text:p text:style-name="P99"><text:s/>Lecture d'intervention divine</text:p>
        </text:list-item>
      </text:list>
      <text:p text:style-name="P100"/>
      <text:h text:style-name="P65" text:outline-level="1">Manipuler l<text:span text:style-name="T32">es éléments (Elfe)</text:span></text:h>
      <text:p text:style-name="P140">Défaut : <text:span text:style-name="T32">devient de la couleur de l'élément manipulé pendant une scéne</text:span></text:p>
      <text:list xml:id="list230755467339355" text:continue-list="list118746059" text:style-name="L16">
        <text:list-item text:start-value="1">
          <text:p text:style-name="P141">peut créer des petits golems de boue (terre)</text:p>
        </text:list-item>
        <text:list-item>
          <text:p text:style-name="P141">peut augmenter le volume de l'eau (eau)</text:p>
        </text:list-item>
        <text:list-item>
          <text:p text:style-name="P141">peut se déplacer dans un petit tourbillon (air)</text:p>
        </text:list-item>
        <text:list-item>
          <text:p text:style-name="P141">peut enflammer n importe quel matériau (feu)</text:p>
        </text:list-item>
        <text:list-item>
          <text:p text:style-name="P141">peut transformer sa chair en fer le temps d'une scène (fer)</text:p>
        </text:list-item>
      </text:list>
      <text:p text:style-name="P100"/>
      <text:p text:style-name="P100"/>
      <text:p text:style-name="P27">Pouvoirs attribués (Statut)</text:p>
      <text:p text:style-name="P73"><text:span text:style-name="T27"><text:s/>Pouvoir de perdre les gens </text:span></text:p>
      <text:h text:style-name="P54" text:outline-level="1">Arme à feu (Cowboy) </text:h>
      <text:p text:style-name="P44">Défaut : monomaniaque de ses armes ; parle régulièrement à ses armes, leur chante des chansons, les berce...</text:p>
      <text:list xml:id="list230755703748047" text:continue-list="list230755467339355" text:style-name="L16">
        <text:list-item text:start-value="1">
          <text:p text:style-name="P123">Canon mou (faire un effet avec les balles)</text:p>
        </text:list-item>
        <text:list-item>
          <text:p text:style-name="P123">Jamais à court de munitions</text:p>
        </text:list-item>
        <text:list-item>
          <text:p text:style-name="P123">Toucher plusieurs cibles avec la même balle</text:p>
        </text:list-item>
        <text:list-item>
          <text:p text:style-name="P123">Tirer sans viser</text:p>
        </text:list-item>
        <text:list-item>
          <text:p text:style-name="P123">Rafales</text:p>
        </text:list-item>
      </text:list>
      <text:p text:style-name="P125"/>
      <text:h text:style-name="P55" text:outline-level="1"><text:span text:style-name="T29">Volonté de fer (Cowboy)</text:span></text:h>
      <text:p text:style-name="P136">Défaut : <text:span text:style-name="T30">incapable de résister à défi (même pas cap')</text:span></text:p>
      <text:list xml:id="list230755336061889" text:continue-list="list230755703748047" text:style-name="L16">
        <text:list-item text:start-value="1">
          <text:p text:style-name="P138"><text:soft-page-break/>peut se battre même s'il a perdu sa dernière case de vie</text:p>
        </text:list-item>
        <text:list-item>
          <text:p text:style-name="P138"><text:span text:style-name="T30">résistance aux </text:span>contingeances du quotidien <text:span text:style-name="T30">soif, fatique, faim, </text:span>maladie</text:p>
        </text:list-item>
        <text:list-item>
          <text:p text:style-name="P138">résistance aux poisons</text:p>
        </text:list-item>
        <text:list-item>
          <text:p text:style-name="P137">peut défoncer tout ce qui lui fait obstacle avec son crane </text:p>
        </text:list-item>
        <text:list-item>
          <text:p text:style-name="P137">resistance aux pouvoirs psychiques <text:span text:style-name="T31">(ex ultime : peut résister pour une scéne aux malus imposés par les Dieux)</text:span></text:p>
          <text:p text:style-name="P124"/>
        </text:list-item>
      </text:list>
      <text:h text:style-name="Heading_20_1" text:outline-level="1"><text:span text:style-name="T20">Esprits </text:span>(Indiens) </text:h>
      <text:p text:style-name="Text_20_body">Défaut : régulièrement pris en flagrant déli<text:span text:style-name="T33">t</text:span> de papoter avec les esprits (perte d'attention).</text:p>
      <text:list xml:id="list230756649261461" text:continue-list="list230755336061889" text:style-name="L16">
        <text:list-item text:start-value="1">
          <text:p text:style-name="P126">Esprit Totem : un guide spirituel</text:p>
        </text:list-item>
        <text:list-item>
          <text:p text:style-name="P127"><text:span text:style-name="T20">Esprit du loup : </text:span>Lire les empreintes sur tous les terrains</text:p>
        </text:list-item>
        <text:list-item>
          <text:p text:style-name="P127"><text:span text:style-name="T20">Esprit de l'aigle : </text:span>S'orienter quelque soit les conditions</text:p>
        </text:list-item>
        <text:list-item>
          <text:p text:style-name="P126">Esprit de la fumée (il voyage et communique)</text:p>
        </text:list-item>
        <text:list-item>
          <text:p text:style-name="P126">Esprit des ancêtres : partager la sagesse (compétences? Savoirs? Qualités? )</text:p>
        </text:list-item>
      </text:list>
      <text:h text:style-name="P64" text:outline-level="1">Manipuler la météo <text:span text:style-name="T33">(indiens)</text:span></text:h>
      <text:p text:style-name="P139">Défaut : Blanc comme un cul / prend de sacré coups de soleil.</text:p>
      <text:list xml:id="list230755913809643" text:continue-list="list230756649261461" text:style-name="L16">
        <text:list-item text:start-value="1">
          <text:p text:style-name="P121"><text:span text:style-name="T33">Peut provoquer une é</text:span>clipse <text:span text:style-name="T33">(une fois par 24 heures)</text:span></text:p>
        </text:list-item>
        <text:list-item>
          <text:p text:style-name="P120"><text:span text:style-name="T33">peut créer un nuage de pluie personnel à quelqu'un (ça fait déprimer)</text:span></text:p>
        </text:list-item>
        <text:list-item>
          <text:p text:style-name="P142">peut geler les choses</text:p>
        </text:list-item>
        <text:list-item>
          <text:p text:style-name="P120"><text:span text:style-name="T33">peut créer une malédiction de sècheresse localisée</text:span></text:p>
        </text:list-item>
        <text:list-item>
          <text:p text:style-name="P121">Favoriser la pluie <text:span text:style-name="T33">(de la bruine au gros orage avec foudre) </text:span></text:p>
        </text:list-item>
      </text:list>
      <text:h text:style-name="P50" text:outline-level="1">Dessin magique (Artiste) <text:span text:style-name="T28">+ super agilité</text:span></text:h>
      <text:p text:style-name="P44">Défaut : entretien une relation avec un de ses croquis</text:p>
      <text:list xml:id="list2438377867" text:style-name="L17">
        <text:list-item>
          <text:p text:style-name="P78">Peut voir au travers d'un oeil dessiné (idem oreille, bouche, nez)</text:p>
        </text:list-item>
        <text:list-item>
          <text:p text:style-name="P78">Peut intéragir avec un portrait</text:p>
        </text:list-item>
        <text:list-item>
          <text:p text:style-name="P128">Gomme quelque chose ou quelqu'<text:span text:style-name="T6">un (rend invisible) et le redessine... si elle veut</text:span></text:p>
        </text:list-item>
        <text:list-item>
          <text:p text:style-name="P128">Dessin-refuge</text:p>
        </text:list-item>
        <text:list-item>
          <text:p text:style-name="P78">De petits objets dessinés peuvent prendre vie</text:p>
        </text:list-item>
      </text:list>
      <text:p text:style-name="P79"/>
      <text:h text:style-name="P51" text:outline-level="1"><text:span text:style-name="T33">Super agilité</text:span> (Artiste) </text:h>
      <text:p text:style-name="P144">Défaut : <text:span text:style-name="T34">a chaque fois que ce pouvoir est utilisé, le personnage souffre de courbatures</text:span></text:p>
      <text:list xml:id="list554346099" text:style-name="L21">
        <text:list-item>
          <text:p text:style-name="P143">contorsioniste (si la tête passe, le corps passe)</text:p>
        </text:list-item>
        <text:list-item>
          <text:p text:style-name="P145">ne peut pas tomber (quelle que soit la surface sur laquelle il évolue) ou retombe toujours sur <text:soft-page-break/>ses pieds</text:p>
        </text:list-item>
        <text:list-item>
          <text:p text:style-name="P145">peut courir sur n'importe quel plan (murs, plafonds, eau...)</text:p>
        </text:list-item>
        <text:list-item>
          <text:p text:style-name="P145">ne fait jamais rien tomber</text:p>
        </text:list-item>
        <text:list-item>
          <text:p text:style-name="P146">au lancer de couteaux il touche toujours sa cible</text:p>
        </text:list-item>
      </text:list>
      <text:h text:style-name="P66" text:outline-level="1">Voie de l'Ordre(Militaire) <text:span text:style-name="T28">+ téléportation</text:span></text:h>
      <text:p text:style-name="P44">Défaut : maniaque du contrôle</text:p>
      <text:list xml:id="list2863479441" text:style-name="L18">
        <text:list-item>
          <text:p text:style-name="P106">voix <text:span text:style-name="T19">de stentor</text:span></text:p>
        </text:list-item>
        <text:list-item>
          <text:p text:style-name="P112">a toujours un plan <text:span text:style-name="T19">(indice du mj)</text:span></text:p>
        </text:list-item>
        <text:list-item>
          <text:p text:style-name="P150">Dépister le mensonge</text:p>
        </text:list-item>
        <text:list-item>
          <text:p text:style-name="P107">Charisme surnaturel / <text:span text:style-name="T18">Pousse les gens à se surpasser / Autorité surnaturel</text:span></text:p>
        </text:list-item>
        <text:list-item>
          <text:p text:style-name="P133">Excellence (un dé ou un succès obligatoire, ou quelque chose qui garantisse qu'il soit toujours bon)</text:p>
        </text:list-item>
      </text:list>
      <text:h text:style-name="P68" text:outline-level="1"><text:span text:style-name="T36">La cavalerie arrive toujours à temps</text:span> (Militaire)</text:h>
      <text:p text:style-name="P147">Défaut: <text:span text:style-name="T35">Perd ses moyens si son uniforme n'est pas propre et repassé</text:span></text:p>
      <text:list xml:id="list842243079" text:style-name="L22">
        <text:list-item>
          <text:p text:style-name="P148">chemin le plus court entre deux points</text:p>
        </text:list-item>
        <text:list-item>
          <text:p text:style-name="P151">Oblige n'importe quel animal à le porter</text:p>
        </text:list-item>
        <text:list-item>
          <text:p text:style-name="P131">Appel de la cavalerie</text:p>
        </text:list-item>
        <text:list-item>
          <text:p text:style-name="P148">sait bien se servir de toutes les armes</text:p>
        </text:list-item>
        <text:list-item>
          <text:p text:style-name="P149">Téléportation</text:p>
        </text:list-item>
      </text:list>
      <text:h text:style-name="P66" text:outline-level="1">Haine (KKK)</text:h>
      <text:p text:style-name="P44">Défaut : <text:span text:style-name="T25">complètement gaga d'un animal de compagnie au choix.</text:span></text:p>
      <text:list xml:id="list690705022" text:style-name="L19">
        <text:list-item>
          <text:p text:style-name="P113">Regard figeant (sur un tour)</text:p>
        </text:list-item>
        <text:list-item>
          <text:p text:style-name="P108">Marque du muté (fait apparaître une marque distinctive sur les mutés qu'il a en vue)</text:p>
        </text:list-item>
        <text:list-item>
          <text:p text:style-name="P114">Affaiblit les pouvoirs des mutés (des dés en moins)</text:p>
        </text:list-item>
        <text:list-item>
          <text:p text:style-name="P134">Pousse tout le monde alentour à attaquer le/les mutants</text:p>
        </text:list-item>
        <text:list-item>
          <text:p text:style-name="P109">Pousse au <text:span text:style-name="T26">s'agresser.</text:span></text:p>
        </text:list-item>
      </text:list>
      <text:p text:style-name="P38"/>
      <text:h text:style-name="P69" text:outline-level="1">Génie de la démolition (KKK)</text:h>
      <text:p text:style-name="P152">Défaut: haleine de chacal</text:p>
      <text:list xml:id="list1890795704" text:style-name="L23">
        <text:list-item>
          <text:p text:style-name="P153">Insulte blessante (physiquement)</text:p>
        </text:list-item>
        <text:list-item>
          <text:p text:style-name="P154">peut faire exploser des choses a distance</text:p>
        </text:list-item>
        <text:list-item>
          <text:p text:style-name="P154">poings masses</text:p>
        </text:list-item>
        <text:list-item>
          <text:p text:style-name="P154"/>
        </text:list-item>
      </text:list>
      <text:h text:style-name="P66" text:outline-level="1"><text:soft-page-break/>Socialisation(Citadin) </text:h>
      <text:p text:style-name="P45">Défaut : médisant</text:p>
      <text:list xml:id="list2110711781" text:style-name="L20">
        <text:list-item>
          <text:p text:style-name="P115">Toujours propre</text:p>
        </text:list-item>
        <text:list-item>
          <text:p text:style-name="P129">langue de Babel</text:p>
        </text:list-item>
        <text:list-item>
          <text:p text:style-name="P115">super ragot (les gens lui confient spontanement les ragots sur leurs "voisins")</text:p>
        </text:list-item>
        <text:list-item>
          <text:p text:style-name="P130">moment de détente ("force" tout le monde à oublier sa rancune et à prendre du bon temps sur une scéne)</text:p>
        </text:list-item>
        <text:list-item>
          <text:p text:style-name="P135">Succursale : ou qu'il aille, il trouvera toujours des cousins, une branche de sa compagnie, des collègues,... qui lui fourniront de l'aide et lui permettront de continuer à travailler dans sa branche.</text:p>
        </text:list-item>
      </text:list>
      <text:p text:style-name="P132"/>
      <text:p text:style-name="P155"><text:span text:style-name="T37">Attraction</text:span> <text:span text:style-name="T37">(citadin)</text:span></text:p>
      <text:list xml:id="list1528328478" text:style-name="L24">
        <text:list-item>
          <text:p text:style-name="P156">charme irresistible </text:p>
        </text:list-item>
        <text:list-item>
          <text:p text:style-name="P157">apparence de l'être désiré</text:p>
        </text:list-item>
        <text:list-item>
          <text:p text:style-name="P157">pacificateur</text:p>
        </text:list-item>
        <text:list-item>
          <text:p text:style-name="P157">tout le monde veut le protéger</text:p>
        </text:list-item>
        <text:list-item>
          <text:p text:style-name="P15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1M22S</meta:editing-duration>
    <meta:editing-cycles>41</meta:editing-cycles>
    <meta:generator>LibreOffice/5.3.6.1$Windows_x86 LibreOffice_project/686f202eff87ef707079aeb7f485847613344eb7</meta:generator>
    <dc:date>2020-08-30T23:07:53.471000000</dc:date>
    <meta:document-statistic meta:table-count="1" meta:image-count="0" meta:object-count="0" meta:page-count="11" meta:paragraph-count="381" meta:word-count="1980" meta:character-count="11320" meta:non-whitespace-character-count="9871"/>
    <meta:user-defined meta:name="Info 1"/>
    <meta:user-defined meta:name="Info 2"/>
    <meta:user-defined meta:name="Info 3"/>
    <meta:user-defined meta:name="Info 4"/>
  </office:meta>
</office:document-meta>
</file>